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EA9F9E296B3EAC4A.png" manifest:media-type="image/png"/>
  <manifest:file-entry manifest:full-path="Pictures/1000042100000B0F00000B0FB132F1B118EFDC5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bbi" svg:font-family="Gubbi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2cm" fo:min-width="1.904cm"/>
    </style:style>
    <style:style style:name="gr2" style:family="graphic" style:parent-style-name="standard">
      <style:graphic-properties draw:textarea-horizontal-align="justify" draw:textarea-vertical-align="middle" draw:auto-grow-height="false" fo:min-height="4.45cm" fo:min-width="4.1cm"/>
    </style:style>
    <style:style style:name="gr3" style:family="graphic" style:parent-style-name="standard">
      <style:graphic-properties draw:textarea-horizontal-align="justify" draw:textarea-vertical-align="middle" draw:auto-grow-height="false" fo:min-height="0.4cm" fo:min-width="0.9cm"/>
    </style:style>
    <style:style style:name="gr4" style:family="graphic" style:parent-style-name="standard">
      <style:graphic-properties draw:fill="solid" draw:fill-color="#bee3d3" draw:opacity="30%" draw:textarea-horizontal-align="justify" draw:textarea-vertical-align="bottom" draw:auto-grow-height="false" fo:min-height="9.05cm" fo:min-width="10.9cm" draw:shadow-opacity="30%"/>
    </style:style>
    <style:style style:name="gr5" style:family="graphic" style:parent-style-name="standard">
      <style:graphic-properties draw:textarea-horizontal-align="justify" draw:textarea-vertical-align="middle" draw:auto-grow-height="false" fo:min-height="3.85cm" fo:min-width="3.9cm"/>
    </style:style>
    <style:style style:name="gr6" style:family="graphic" style:parent-style-name="standard">
      <style:graphic-properties draw:textarea-horizontal-align="justify" draw:textarea-vertical-align="middle" draw:auto-grow-height="false" fo:min-height="1.024cm" fo:min-width="2.046cm"/>
    </style:style>
    <style:style style:name="gr7" style:family="graphic" style:parent-style-name="standard">
      <style:graphic-properties draw:fill="solid" draw:fill-color="#bee3d3" draw:opacity="30%" draw:textarea-horizontal-align="justify" draw:textarea-vertical-align="bottom" draw:auto-grow-height="false" fo:min-height="9.05cm" fo:min-width="5.9cm" draw:shadow-opacity="30%"/>
    </style:style>
    <style:style style:name="gr8" style:family="graphic" style:parent-style-name="standard">
      <style:graphic-properties draw:textarea-horizontal-align="justify" draw:textarea-vertical-align="middle" draw:auto-grow-height="false" fo:min-height="0.05cm" fo:min-width="0.375cm"/>
    </style:style>
    <style:style style:name="gr9" style:family="graphic" style:parent-style-name="standard">
      <style:graphic-properties draw:textarea-horizontal-align="justify" draw:textarea-vertical-align="middle" draw:auto-grow-height="false" fo:min-height="0.1cm" fo:min-width="0.813cm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Gubbi" fo:font-size="18pt" style:font-size-asian="18pt" style:font-size-complex="18pt"/>
    </style:style>
    <style:style style:name="P4" style:family="paragraph">
      <loext:graphic-properties draw:fill="solid" draw:fill-color="#bee3d3" draw:opacity="30%"/>
      <style:paragraph-properties fo:text-align="center"/>
      <style:text-properties style:font-name="Gubbi"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Gubbi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4cm" svg:height="1.7cm" svg:x="2.9cm" svg:y="8.1cm">
          <text:p text:style-name="P1"><text:span text:style-name="T1">Maschinenda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6cm" svg:height="4.7cm" svg:x="8.7cm" svg:y="6.6cm">
          <text:p text:style-name="P2">Datenmatc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1.7cm" svg:x="2.9cm" svg:y="10.6cm">
          <text:p text:style-name="P1"><text:span text:style-name="T1">Messkopfda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cm" svg:height="1.7cm" svg:x="2.8cm" svg:y="5.9cm">
          <text:p text:style-name="P1"><text:span text:style-name="T1">Achsda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6cm" svg:height="1.3cm" svg:x="6.6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6cm" svg:height="1.3cm" svg:x="6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6cm" svg:height="1.3cm" svg:x="6.6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1.4cm" svg:height="9.3cm" svg:x="2.3cm" svg:y="4.3cm">
          <text:p text:style-name="P3"><text:span text:style-name="T2">Datenquel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cm" svg:height="4.1cm" svg:x="15.1cm" svg:y="6.9cm">
          <text:p text:style-name="P2">ML-Modul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6cm" svg:height="1.8cm" svg:x="21cm" svg:y="8.3cm">
          <text:p text:style-name="P2">Mod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6.4cm" svg:height="9.3cm" svg:x="14cm" svg:y="4.3cm">
          <text:p text:style-name="P3"><text:span text:style-name="T2">Datensenk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6cm" svg:x="19.8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1.5cm" svg:height="0.7cm" svg:x="13.4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1.85cm" svg:height="1.85cm" svg:x="10cm" svg:y="9.2cm">
          <draw:image xlink:href="Pictures/1000042100000B0F00000B0FB132F1B118EFDC5A.svg" xlink:type="simple" xlink:show="embed" xlink:actuate="onLoad">
            <text:p/>
          </draw:image>
          <draw:image xlink:href="Pictures/100002010000006B0000006BEA9F9E296B3EAC4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bbi" svg:font-family="Gubbi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8T20:01:22.881383874</meta:creation-date>
    <dc:date>2019-11-18T20:25:19.749548715</dc:date>
    <meta:editing-duration>PT13M45S</meta:editing-duration>
    <meta:editing-cycles>3</meta:editing-cycles>
    <meta:generator>LibreOffice/6.0.7.3$Linux_X86_64 LibreOffice_project/00m0$Build-3</meta:generator>
    <meta:document-statistic meta:object-count="14"/>
  </office:meta>
</office:document-meta>
</file>